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729fcf" draw:textarea-horizontal-align="justify" draw:textarea-vertical-align="middle" draw:auto-grow-height="false" fo:min-height="3.863cm" fo:min-width="4.581cm"/>
      <style:paragraph-properties style:writing-mode="lr-tb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.815cm" fo:min-width="3.057cm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1.762cm" fo:min-width="3.177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3.865cm" fo:min-width="1.47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10.208cm" fo:min-width="6.148cm"/>
      <style:paragraph-properties style:writing-mode="lr-tb"/>
    </style:style>
    <style:style style:name="gr7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126cm" fo:min-width="5.194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.7000007629395pt" style:font-size-asian="14pt" style:font-size-complex="14pt"/>
    </style:style>
    <style:style style:name="P2" style:family="paragraph">
      <loext:graphic-properties draw:fill-color="#729fcf"/>
      <style:paragraph-properties fo:text-align="center" style:writing-mode="lr-tb"/>
      <style:text-properties fo:font-size="18.7000007629395pt" style:font-size-asian="14pt" style:font-size-complex="14pt"/>
    </style:style>
    <style:style style:name="P3" style:family="paragraph">
      <style:paragraph-properties fo:text-align="center" style:writing-mode="lr-tb"/>
      <style:text-properties fo:font-size="16.5pt"/>
    </style:style>
    <style:style style:name="P4" style:family="paragraph">
      <loext:graphic-properties draw:fill-color="#729fcf"/>
      <style:paragraph-properties fo:text-align="center" style:writing-mode="lr-tb"/>
      <style:text-properties fo:font-size="16.5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729fcf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.7000007629395pt" style:font-size-asian="14pt" style:font-size-complex="14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08cm" svg:height="4.658cm" svg:x="1.137cm" svg:y="1.524cm">
          <text:p text:style-name="P1"><text:span text:style-name="T1">FILE</text:span><text:span text:style-name="T2"> </text:span></text:p>
          <text:p text:style-name="P1"><text:span text:style-name="T3">(JSON</text:span></text:p>
          <text:p text:style-name="P1"><text:span text:style-name="T3">CSV</text:span></text:p>
          <text:p text:style-name="P1"><text:span text:style-name="T3">PARQUET</text:span></text:p>
          <text:p text:style-name="P1"><text:span text:style-name="T3">AVRO</text:span></text:p>
          <text:p text:style-name="P1"><text:span text:style-name="T3">ORC</text:span></text:p>
          <text:p text:style-name="P1"><text:span text:style-name="T3">XLSX)</text:span></text:p>
          <text:p text:style-name="P1"><text:span text:style-name="T1">Local FS / HDF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3.556cm" svg:height="3.302cm" svg:x="2.032cm" svg:y="6.758cm">
          <text:p text:style-name="P3"><text:span text:style-name="T4">Cassandr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3.676cm" svg:height="3.218cm" svg:x="2.012cm" svg:y="10.414cm">
          <text:p text:style-name="P3"><text:span text:style-name="T4">Elasticsearc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1.97cm" svg:height="6.582cm" draw:transform="rotate (1.5707963267949) translate (0.731cm 16.39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5" draw:layer="layout" svg:width="2.123cm" svg:height="0.962cm" svg:x="3.194cm" svg:y="14.956cm">
          <draw:text-box>
            <text:p>Kafka</text:p>
          </draw:text-box>
        </draw:frame>
        <draw:custom-shape draw:style-name="gr3" draw:text-style-name="P4" draw:layer="layout" svg:width="3.676cm" svg:height="3.218cm" svg:x="22.706cm" svg:y="10.312cm">
          <text:p text:style-name="P3"><text:span text:style-name="T4">Elasticsearc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1.97cm" svg:height="6.582cm" draw:transform="rotate (1.5707963267949) translate (21.531cm 16.39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5" draw:layer="layout" svg:width="2.123cm" svg:height="0.962cm" svg:x="23.594cm" svg:y="14.956cm">
          <draw:text-box>
            <text:p>Kafka</text:p>
          </draw:text-box>
        </draw:frame>
        <draw:custom-shape draw:style-name="gr6" draw:text-style-name="P7" draw:layer="layout" svg:width="7.366cm" svg:height="11.176cm" svg:x="10.568cm" svg:y="3.048cm">
          <text:p text:style-name="P6">Data High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7.366cm" svg:y1="15.494cm" svg:x2="10.568cm" svg:y2="9.398cm">
          <text:p/>
        </draw:line>
        <draw:line draw:style-name="gr7" draw:text-style-name="P8" draw:layer="layout" svg:x1="5.588cm" svg:y1="12.192cm" svg:x2="10.568cm" svg:y2="8.382cm">
          <text:p/>
        </draw:line>
        <draw:line draw:style-name="gr7" draw:text-style-name="P8" draw:layer="layout" svg:x1="5.588cm" svg:y1="8.636cm" svg:x2="10.668cm" svg:y2="7.874cm">
          <text:p/>
        </draw:line>
        <draw:line draw:style-name="gr7" draw:text-style-name="P8" draw:layer="layout" svg:x1="6.117cm" svg:y1="3.81cm" svg:x2="10.568cm" svg:y2="7.112cm">
          <text:p/>
        </draw:line>
        <draw:line draw:style-name="gr7" draw:text-style-name="P8" draw:layer="layout" svg:x1="17.934cm" svg:y1="8.382cm" svg:x2="21.884cm" svg:y2="3.81cm">
          <text:p/>
        </draw:line>
        <draw:line draw:style-name="gr7" draw:text-style-name="P8" draw:layer="layout" svg:x1="17.934cm" svg:y1="8.382cm" svg:x2="22.706cm" svg:y2="8.382cm">
          <text:p/>
        </draw:line>
        <draw:line draw:style-name="gr7" draw:text-style-name="P8" draw:layer="layout" svg:x1="17.934cm" svg:y1="8.382cm" svg:x2="22.706cm" svg:y2="12.192cm">
          <text:p/>
        </draw:line>
        <draw:line draw:style-name="gr7" draw:text-style-name="P8" draw:layer="layout" svg:x1="17.934cm" svg:y1="8.382cm" svg:x2="21.531cm" svg:y2="15.24cm">
          <text:p/>
        </draw:line>
        <draw:custom-shape draw:style-name="gr1" draw:text-style-name="P2" draw:layer="layout" svg:width="5.08cm" svg:height="4.658cm" svg:x="21.938cm" svg:y="1.525cm">
          <text:p text:style-name="P1"><text:span text:style-name="T1">FILE</text:span><text:span text:style-name="T2"> </text:span></text:p>
          <text:p text:style-name="P1"><text:span text:style-name="T3">(JSON</text:span></text:p>
          <text:p text:style-name="P1"><text:span text:style-name="T3">CSV</text:span></text:p>
          <text:p text:style-name="P1"><text:span text:style-name="T3">PARQUET</text:span></text:p>
          <text:p text:style-name="P1"><text:span text:style-name="T3">AVRO</text:span></text:p>
          <text:p text:style-name="P9"><text:span text:style-name="T3">ORC</text:span></text:p>
          <text:p text:style-name="P1"><text:span text:style-name="T3">XLSX)</text:span></text:p>
          <text:p text:style-name="P1"><text:span text:style-name="T1">Local FS / HDF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3.556cm" svg:height="3.302cm" svg:x="22.733cm" svg:y="6.759cm">
          <text:p text:style-name="P3"><text:span text:style-name="T4">Cassandr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6" draw:layer="layout" svg:width="5.842cm" svg:height="1.524cm" svg:x="1.27cm" svg:y="17.78cm">
          <text:p text:style-name="P6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5.842cm" svg:height="1.524cm" svg:x="22.071cm" svg:y="17.781cm">
          <text:p text:style-name="P6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81aca6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3cm" svg:height="3.504cm" svg:x="1.484cm" svg:y="0.838cm" presentation:class="title" presentation:placeholder="true">
        <draw:text-box/>
      </draw:frame>
      <draw:frame presentation:style-name="Default-outline1" draw:layer="backgroundobjects" svg:width="26.73cm" svg:height="12.18cm" svg:x="1.484cm" svg:y="4.912cm" presentation:class="outline" presentation:placeholder="true">
        <draw:text-box/>
      </draw:frame>
      <draw:frame presentation:style-name="Mpr1" draw:text-style-name="MP2" draw:layer="backgroundobjects" svg:width="6.919cm" svg:height="1.448cm" svg:x="1.48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8cm" svg:x="10.15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8cm" svg:x="21.293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9T13:06:51.237699856</meta:creation-date>
    <dc:date>2021-09-10T23:51:00.894043772</dc:date>
    <meta:editing-duration>PT18M56S</meta:editing-duration>
    <meta:editing-cycles>7</meta:editing-cycles>
    <meta:generator>LibreOffice/6.4.7.2$Linux_X86_64 LibreOffice_project/40$Build-2</meta:generator>
    <meta:document-statistic meta:object-count="44"/>
  </office:meta>
</office:document-meta>
</file>